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38ef" officeooo:paragraph-rsid="001d38ef"/>
    </style:style>
    <style:style style:name="P2" style:family="paragraph" style:parent-style-name="Standard">
      <style:paragraph-properties fo:text-align="center" style:justify-single-word="false"/>
      <style:text-properties officeooo:rsid="001d38ef" officeooo:paragraph-rsid="001d38e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d38ef" officeooo:paragraph-rsid="001d38e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d38ef" officeooo:paragraph-rsid="001d38e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9a19" officeooo:paragraph-rsid="001f9a1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27eb5" officeooo:paragraph-rsid="0024ed1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d38ef" officeooo:paragraph-rsid="001d38e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e4b47" officeooo:paragraph-rsid="001e4b47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e73a6" officeooo:paragraph-rsid="001e73a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27eb5" officeooo:paragraph-rsid="00227eb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27eb5" officeooo:paragraph-rsid="0024ed1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9a19" officeooo:paragraph-rsid="00227eb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8pt" fo:letter-spacing="normal" fo:font-style="normal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bold" officeooo:rsid="00227eb5" officeooo:paragraph-rsid="00227eb5" style:font-size-asian="10.5pt" style:font-weight-asian="bold" style:font-size-complex="12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808080" style:font-name="DejaVu Sans Mono" fo:font-size="12pt" fo:font-weight="bold" officeooo:rsid="001e4b47" officeooo:paragraph-rsid="001e4b47" style:font-size-asian="10.5pt" style:font-weight-asian="bold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1e4b47" officeooo:paragraph-rsid="001e4b47" style:font-size-asian="10.5pt" style:font-weight-asian="bold" style:font-size-complex="12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1e73a6" officeooo:paragraph-rsid="001e73a6" style:font-size-asian="10.5pt" style:font-weight-asian="bold" style:font-size-complex="12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227eb5" officeooo:paragraph-rsid="00227eb5" style:font-size-asian="10.5pt" style:font-weight-asian="bold" style:font-size-complex="12pt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22" style:family="paragraph" style:parent-style-name="Preformatted_20_Text">
      <style:paragraph-properties fo:margin-top="0cm" fo:margin-bottom="0.499cm" loext:contextual-spacing="false"/>
      <style:text-properties fo:color="#e8bf6a" style:font-name="DejaVu Sans Mono"/>
    </style:style>
    <style:style style:name="P23" style:family="paragraph" style:parent-style-name="Preformatted_20_Text">
      <style:text-properties fo:color="#808080" style:font-name="DejaVu Sans Mono"/>
    </style:style>
    <style:style style:name="P24" style:family="paragraph" style:parent-style-name="Preformatted_20_Text">
      <style:text-properties fo:color="#a9b7c6"/>
    </style:style>
    <style:style style:name="P25" style:family="paragraph" style:parent-style-name="Preformatted_20_Text">
      <style:text-properties fo:color="#a9b7c6" style:font-name="DejaVu Sans Mono"/>
    </style:style>
    <style:style style:name="P26" style:family="paragraph" style:parent-style-name="Preformatted_20_Text">
      <style:text-properties fo:color="#e8bf6a"/>
    </style:style>
    <style:style style:name="P27" style:family="paragraph" style:parent-style-name="Preformatted_20_Text">
      <style:text-properties fo:color="#e8bf6a" style:font-name="DejaVu Sans Mon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ed14" style:font-weight-asian="normal" style:font-weight-complex="normal"/>
    </style:style>
    <style:style style:name="T3" style:family="text">
      <style:text-properties fo:color="#bbb529"/>
    </style:style>
    <style:style style:name="T4" style:family="text">
      <style:text-properties fo:color="#cc7832"/>
    </style:style>
    <style:style style:name="T5" style:family="text">
      <style:text-properties fo:color="#cc7832" fo:font-weight="bold"/>
    </style:style>
    <style:style style:name="T6" style:family="text">
      <style:text-properties fo:color="#cc7832" style:font-name="DejaVu Sans Mono"/>
    </style:style>
    <style:style style:name="T7" style:family="text">
      <style:text-properties fo:color="#cc7832" style:font-name="DejaVu Sans Mono" fo:font-weight="bold"/>
    </style:style>
    <style:style style:name="T8" style:family="text">
      <style:text-properties fo:color="#cc7832" style:font-weight-asian="normal" style:font-weight-complex="normal"/>
    </style:style>
    <style:style style:name="T9" style:family="text">
      <style:text-properties fo:color="#cc7832" fo:font-weight="normal" style:font-weight-asian="normal" style:font-weight-complex="normal"/>
    </style:style>
    <style:style style:name="T10" style:family="text">
      <style:text-properties style:font-name="DejaVu Sans Mono"/>
    </style:style>
    <style:style style:name="T11" style:family="text">
      <style:text-properties fo:color="#9876aa"/>
    </style:style>
    <style:style style:name="T12" style:family="text">
      <style:text-properties fo:color="#9876aa" style:font-name="DejaVu Sans Mono"/>
    </style:style>
    <style:style style:name="T13" style:family="text">
      <style:text-properties fo:color="#9876aa" fo:font-weight="normal" style:font-weight-asian="normal" style:font-weight-complex="normal"/>
    </style:style>
    <style:style style:name="T14" style:family="text">
      <style:text-properties fo:color="#ffc66d"/>
    </style:style>
    <style:style style:name="T15" style:family="text">
      <style:text-properties fo:color="#ffc66d" style:font-name="DejaVu Sans Mono"/>
    </style:style>
    <style:style style:name="T16" style:family="text">
      <style:text-properties fo:color="#ffc66d" fo:font-weight="normal" style:font-weight-asian="normal" style:font-weight-complex="normal"/>
    </style:style>
    <style:style style:name="T17" style:family="text">
      <style:text-properties fo:color="#6a8759"/>
    </style:style>
    <style:style style:name="T18" style:family="text">
      <style:text-properties fo:color="#6a8759" style:font-name="DejaVu Sans Mono"/>
    </style:style>
    <style:style style:name="T19" style:family="text">
      <style:text-properties fo:color="#6a8759" fo:font-weight="normal" style:font-weight-asian="normal" style:font-weight-complex="normal"/>
    </style:style>
    <style:style style:name="T20" style:family="text">
      <style:text-properties fo:color="#6897bb"/>
    </style:style>
    <style:style style:name="T21" style:family="text">
      <style:text-properties fo:color="#6897bb" style:font-name="DejaVu Sans Mono"/>
    </style:style>
    <style:style style:name="T22" style:family="text">
      <style:text-properties fo:color="#6897bb" fo:font-weight="normal" style:font-weight-asian="normal" style:font-weight-complex="normal"/>
    </style:style>
    <style:style style:name="T23" style:family="text">
      <style:text-properties fo:color="#e8bf6a"/>
    </style:style>
    <style:style style:name="T24" style:family="text">
      <style:text-properties fo:color="#e8bf6a" fo:font-weight="normal" style:font-weight-asian="normal" style:font-weight-complex="normal"/>
    </style:style>
    <style:style style:name="T25" style:family="text">
      <style:text-properties fo:color="#e8bf6a" style:font-name="DejaVu Sans Mono"/>
    </style:style>
    <style:style style:name="T26" style:family="text">
      <style:text-properties fo:color="#bababa"/>
    </style:style>
    <style:style style:name="T27" style:family="text">
      <style:text-properties fo:color="#bababa" fo:font-weight="normal" style:font-weight-asian="normal" style:font-weight-complex="normal"/>
    </style:style>
    <style:style style:name="T28" style:family="text">
      <style:text-properties fo:color="#bababa" style:font-name="DejaVu Sans Mono"/>
    </style:style>
    <style:style style:name="T29" style:family="text">
      <style:text-properties fo:color="#a5c261"/>
    </style:style>
    <style:style style:name="T30" style:family="text">
      <style:text-properties fo:color="#a5c261" fo:font-weight="normal" style:font-weight-asian="normal" style:font-weight-complex="normal"/>
    </style:style>
    <style:style style:name="T31" style:family="text">
      <style:text-properties fo:color="#a5c261" style:font-name="DejaVu Sans Mono"/>
    </style:style>
    <style:style style:name="T32" style:family="text">
      <style:text-properties officeooo:rsid="00215dae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officeooo:rsid="0024ed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Angular 6 Security Masterclass </text:p>
      <text:p text:style-name="P3"/>
      <text:p text:style-name="P2"><text:a xlink:type="simple" xlink:href="https://www.udemy.com/angular-security/learn/v4/content" text:style-name="Internet_20_link" text:visited-style-name="Visited_20_Internet_20_Link">https://www.udemy.com/angular-security/learn/v4/content</text:a></text:p>
      <text:p text:style-name="P1"/>
      <text:p text:style-name="P2">git: <text:a xlink:type="simple" xlink:href="https://github.com/angular-university/angular-security-course" text:style-name="Internet_20_link" text:visited-style-name="Visited_20_Internet_20_Link">https://github.com/angular-university/angular-security-course</text:a></text:p>
      <text:p text:style-name="P1"/>
      <text:p text:style-name="P5">Content:</text:p>
      <text:p text:style-name="P1">Session2 SignUpService</text:p>
      <text:p text:style-name="P13">Session<text:span text:style-name="T32">_3_PasswordStorag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5">Session2 SignUpService</text:span></text:p>
      <text:p text:style-name="P4"/>
      <text:p text:style-name="P8"/>
      <text:p text:style-name="P8"/>
      <text:p text:style-name="P9">1. <text:span text:style-name="T1">So we actually make an authentication service with </text:span>behaviour Subjects.</text:p>
      <text:p text:style-name="P9"/>
      <text:p text:style-name="P9">(Authentication service)</text:p>
      <text:p text:style-name="P9"/>
      <text:p text:style-name="P16">//1.We are using behaviourSubjects, since it will always return a value when a subpscription to it has been made.</text:p>
      <text:p text:style-name="P23">//2.Thus we are making a base value as Anonymus user</text:p>
      <text:p text:style-name="P23">//3. We declare it as an observable, to work with.</text:p>
      <text:p text:style-name="P23">//4. map is an rxjs function, which will enable us to use functions on a collection of observables (it has to be imported in the appModule)</text:p>
      <text:p text:style-name="P23">//5. So we make a post request, cache the resut, and when we will recieved the user, we emit the userObservable,</text:p>
      <text:p text:style-name="P23">//6. which will triger the isLoggedIn$ observable, which will trigger the isLoggedOut$ observable.</text:p>
      <text:p text:style-name="P25"><text:span text:style-name="T3">@Injectable</text:span>()</text:p>
      <text:p text:style-name="P25"><text:span text:style-name="T5">export class </text:span>AuthService {</text:p>
      <text:p text:style-name="P24"><text:s text:c="3"/><text:span text:style-name="T7">private </text:span><text:span text:style-name="T12">subject </text:span><text:span text:style-name="T10">= </text:span><text:span text:style-name="T7">new </text:span><text:span text:style-name="T10">BehaviorSubject&lt;User&gt;(ANONYMOUS_USER)</text:span><text:span text:style-name="T6">;</text:span></text:p>
      <text:p text:style-name="P24"><text:span text:style-name="T4"><text:s text:c="3"/></text:span><text:span text:style-name="T12">user$</text:span><text:span text:style-name="T10">: Observable&lt;User&gt; = </text:span><text:span text:style-name="T7">this</text:span><text:span text:style-name="T10">.</text:span><text:span text:style-name="T12">subject</text:span><text:span text:style-name="T10">.asObservable()</text:span><text:span text:style-name="T6">;</text:span></text:p>
      <text:p text:style-name="P24"><text:span text:style-name="T4"><text:s text:c="3"/></text:span><text:span text:style-name="T12">isLoggedIn$</text:span><text:span text:style-name="T10">: Observable&lt;</text:span><text:span text:style-name="T7">boolean</text:span><text:span text:style-name="T10">&gt; = </text:span><text:span text:style-name="T7">this</text:span><text:span text:style-name="T10">.</text:span><text:span text:style-name="T12">user$</text:span><text:span text:style-name="T10">.</text:span><text:span text:style-name="T15">map</text:span><text:span text:style-name="T10">(user =&gt; !!user.</text:span><text:span text:style-name="T12">id</text:span><text:span text:style-name="T10">)</text:span><text:span text:style-name="T6">;</text:span></text:p>
      <text:p text:style-name="P24"><text:span text:style-name="T4"><text:s text:c="3"/></text:span><text:span text:style-name="T12">isLoggedOut$</text:span><text:span text:style-name="T10">: Observable&lt;</text:span><text:span text:style-name="T7">boolean</text:span><text:span text:style-name="T10">&gt; = </text:span><text:span text:style-name="T7">this</text:span><text:span text:style-name="T10">.</text:span><text:span text:style-name="T12">isLoggedIn$</text:span><text:span text:style-name="T10">.</text:span><text:span text:style-name="T15">map</text:span><text:span text:style-name="T10">(isLoggedIn =&gt; !isLoggedIn)</text:span><text:span text:style-name="T6">;</text:span></text:p>
      <text:p text:style-name="P24"><text:span text:style-name="T4"><text:s text:c="2"/></text:span><text:span text:style-name="T7">constructor</text:span><text:span text:style-name="T10">(</text:span><text:span text:style-name="T7">private </text:span><text:span text:style-name="T12">http</text:span><text:span text:style-name="T10">: HttpClient) {</text:span></text:p>
      <text:p text:style-name="P24"><text:s text:c="2"/><text:span text:style-name="T10">}</text:span></text:p>
      <text:p text:style-name="P24"><text:s text:c="2"/><text:span text:style-name="T15">signUp</text:span><text:span text:style-name="T10">(email:</text:span><text:span text:style-name="T7">string</text:span><text:span text:style-name="T6">, </text:span><text:span text:style-name="T10">password:</text:span><text:span text:style-name="T7">string </text:span><text:span text:style-name="T10">) {</text:span></text:p>
      <text:p text:style-name="P24"><text:s text:c="6"/><text:span text:style-name="T7">return this</text:span><text:span text:style-name="T10">.</text:span><text:span text:style-name="T12">http</text:span><text:span text:style-name="T10">.post&lt;User&gt;(</text:span><text:span text:style-name="T18">'/api/signup'</text:span><text:span text:style-name="T6">, </text:span><text:span text:style-name="T10">{email</text:span><text:span text:style-name="T6">, </text:span><text:span text:style-name="T10">password})</text:span></text:p>
      <text:p text:style-name="P24"><text:s text:c="10"/><text:span text:style-name="T10">.shareReplay()</text:span></text:p>
      <text:p text:style-name="P24"><text:s text:c="10"/><text:span text:style-name="T10">.do(user =&gt; </text:span><text:span text:style-name="T7">this</text:span><text:span text:style-name="T10">.</text:span><text:span text:style-name="T12">subject</text:span><text:span text:style-name="T10">.</text:span><text:span text:style-name="T15">next</text:span><text:span text:style-name="T10">(user))</text:span><text:span text:style-name="T6">;</text:span></text:p>
      <text:p text:style-name="P20"><text:span text:style-name="T4"><text:s text:c="2"/></text:span><text:span text:style-name="T10">}</text:span></text:p>
      <text:p text:style-name="P9"/>
      <text:p text:style-name="P9"/>
      <text:p text:style-name="P9">2. <text:span text:style-name="T1">Subscribing to the observables for continous updates</text:span></text:p>
      <text:p text:style-name="P9"><text:span text:style-name="T1">(</text:span>app.component.ts<text:span text:style-name="T1">)</text:span></text:p>
      <text:p text:style-name="P9"/>
      <text:p text:style-name="P16">//We are declaring variables, which will be observable reference, to observables created in the Authservice.</text:p>
      <text:p text:style-name="P25"><text:span text:style-name="T5">export class </text:span>AppComponent <text:s/><text:span text:style-name="T5">implements </text:span>OnInit{</text:p>
      <text:p text:style-name="P24"><text:s text:c="4"/><text:span text:style-name="T12">isLoggedIn$</text:span><text:span text:style-name="T10">: Observable&lt;</text:span><text:span text:style-name="T7">boolean</text:span><text:span text:style-name="T10">&gt;</text:span><text:span text:style-name="T6">;</text:span></text:p>
      <text:p text:style-name="P24"><text:span text:style-name="T4"><text:s text:c="4"/></text:span><text:span text:style-name="T12">isLoggedOut$</text:span><text:span text:style-name="T10">: Observable&lt;</text:span><text:span text:style-name="T7">boolean</text:span><text:span text:style-name="T10">&gt;</text:span><text:span text:style-name="T6">;</text:span></text:p>
      <text:p text:style-name="P24"><text:span text:style-name="T4"><text:s text:c="4"/></text:span><text:span text:style-name="T7">constructor</text:span><text:span text:style-name="T10">(</text:span><text:span text:style-name="T7">private </text:span><text:span text:style-name="T12">authService</text:span><text:span text:style-name="T10">:AuthService) {</text:span></text:p>
      <text:p text:style-name="P24"><text:s text:c="4"/><text:span text:style-name="T10">}</text:span></text:p>
      <text:p text:style-name="P24"><text:s text:c="4"/><text:span text:style-name="T15">ngOnInit</text:span><text:span text:style-name="T10">() {</text:span></text:p>
      <text:p text:style-name="P24"><text:s text:c="8"/><text:span text:style-name="T7">this</text:span><text:span text:style-name="T10">.</text:span><text:span text:style-name="T12">isLoggedIn$ </text:span><text:span text:style-name="T10">= </text:span><text:span text:style-name="T7">this</text:span><text:span text:style-name="T10">.</text:span><text:span text:style-name="T12">authService</text:span><text:span text:style-name="T10">.</text:span><text:span text:style-name="T12">isLoggedIn$</text:span><text:span text:style-name="T6">;</text:span></text:p>
      <text:p text:style-name="P24"><text:span text:style-name="T4"><text:s text:c="8"/></text:span><text:span text:style-name="T7">this</text:span><text:span text:style-name="T10">.</text:span><text:span text:style-name="T12">isLoggedOut$ </text:span><text:span text:style-name="T10">= </text:span><text:span text:style-name="T7">this</text:span><text:span text:style-name="T10">.</text:span><text:span text:style-name="T12">authService</text:span><text:span text:style-name="T10">.</text:span><text:span text:style-name="T12">isLoggedOut$</text:span><text:span text:style-name="T6">;</text:span></text:p>
      <text:p text:style-name="P24"><text:span text:style-name="T4"><text:s text:c="4"/></text:span><text:span text:style-name="T10">}</text:span></text:p>
      <text:p text:style-name="P21">}</text:p>
      <text:p text:style-name="P9"/>
      <text:p text:style-name="P9"/>
      <text:p text:style-name="P9"/>
      <text:p text:style-name="P9">3. <text:span text:style-name="T1">Creating https server (</text:span>server.ts<text:span text:style-name="T1">)</text:span></text:p>
      <text:p text:style-name="P17"><text:span text:style-name="T8">const </text:span><text:span text:style-name="T1">httpsServer = https.createServer({</text:span></text:p>
      <text:p text:style-name="P24"><text:soft-page-break/><text:s text:c="4"/><text:span text:style-name="T12">key</text:span><text:span text:style-name="T10">: fs.readFileSync(</text:span><text:span text:style-name="T18">'key.pem'</text:span><text:span text:style-name="T10">)</text:span><text:span text:style-name="T6">,</text:span></text:p>
      <text:p text:style-name="P24"><text:span text:style-name="T4"><text:s text:c="4"/></text:span><text:span text:style-name="T12">cert</text:span><text:span text:style-name="T10">: fs.readFileSync(</text:span><text:span text:style-name="T18">'cert.pem'</text:span><text:span text:style-name="T10">)</text:span></text:p>
      <text:p text:style-name="P25">}<text:span text:style-name="T4">, </text:span>app)<text:span text:style-name="T4">;</text:span></text:p>
      <text:p text:style-name="P23">// launch an HTTPS Server. Note: this does NOT mean that the application is secure</text:p>
      <text:p text:style-name="P21">httpsServer.listen(<text:span text:style-name="T20">9000</text:span><text:span text:style-name="T4">, </text:span>() =&gt; console.<text:span text:style-name="T14">log</text:span>(<text:span text:style-name="T17">"HTTPS Secure Server running at https://localhost:" </text:span>+ httpsServer.<text:span text:style-name="T11">address</text:span>().<text:span text:style-name="T11">port</text:span>))<text:span text:style-name="T4">;</text:span></text:p>
      <text:p text:style-name="P10"><text:span text:style-name="T1">4. Making inMemoryDatabase, which will read/store data in <text:s/>a JSON</text:span></text:p>
      <text:p text:style-name="P10"><text:span text:style-name="T1">(</text:span>server/create-user.route.ts<text:span text:style-name="T1">)</text:span></text:p>
      <text:p text:style-name="P10"><text:span text:style-name="T1"/></text:p>
      <text:p text:style-name="P18"><text:span text:style-name="T8">export function </text:span><text:span text:style-name="T16">createUser</text:span><text:span text:style-name="T1">(req: Request</text:span><text:span text:style-name="T9">, </text:span><text:span text:style-name="T1">res:Response) {</text:span></text:p>
      <text:p text:style-name="P24"><text:s text:c="4"/><text:span text:style-name="T7">const </text:span><text:span text:style-name="T10">credentials = req.</text:span><text:span text:style-name="T12">body</text:span><text:span text:style-name="T6">;</text:span></text:p>
      <text:p text:style-name="P24"><text:span text:style-name="T4"><text:s text:c="4"/></text:span><text:span text:style-name="T7">const </text:span><text:span text:style-name="T10">user = db.</text:span><text:span text:style-name="T15">createUser</text:span><text:span text:style-name="T10">(credentials.</text:span><text:span text:style-name="T12">email</text:span><text:span text:style-name="T6">, </text:span><text:span text:style-name="T10">credentials.</text:span><text:span text:style-name="T12">password</text:span><text:span text:style-name="T10">)</text:span><text:span text:style-name="T6">;</text:span></text:p>
      <text:p text:style-name="P24"><text:span text:style-name="T4"><text:s text:c="4"/></text:span><text:span text:style-name="T10">console.</text:span><text:span text:style-name="T15">log</text:span><text:span text:style-name="T10">(USERS)</text:span><text:span text:style-name="T6">;</text:span></text:p>
      <text:p text:style-name="P24"><text:span text:style-name="T4"><text:s text:c="4"/></text:span><text:span text:style-name="T10">res.</text:span><text:span text:style-name="T12">status</text:span><text:span text:style-name="T10">(</text:span><text:span text:style-name="T21">200</text:span><text:span text:style-name="T10">).</text:span><text:span text:style-name="T15">json</text:span><text:span text:style-name="T10">({</text:span><text:span text:style-name="T12">id</text:span><text:span text:style-name="T10">:user.</text:span><text:span text:style-name="T12">id</text:span><text:span text:style-name="T6">, </text:span><text:span text:style-name="T12">email</text:span><text:span text:style-name="T10">:user.</text:span><text:span text:style-name="T12">email</text:span><text:span text:style-name="T10">})</text:span><text:span text:style-name="T6">;</text:span></text:p>
      <text:p text:style-name="P21">}</text:p>
      <text:p text:style-name="P10"><text:span text:style-name="T1">5. So we can simply create the user with this post route</text:span></text:p>
      <text:p text:style-name="P10"><text:span text:style-name="T1"/></text:p>
      <text:p text:style-name="P18"><text:span text:style-name="T1">app.route(</text:span><text:span text:style-name="T19">'/api/signup'</text:span><text:span text:style-name="T1">)</text:span></text:p>
      <text:p text:style-name="P20"><text:s text:c="4"/><text:span text:style-name="T10">.post(</text:span><text:span text:style-name="T15">createUser</text:span><text:span text:style-name="T10">)</text:span><text:span text:style-name="T6">;</text:span></text:p>
      <text:p text:style-name="P10"><text:span text:style-name="T1"/></text:p>
      <text:p text:style-name="P10"><text:span text:style-name="T1">6. Then we can display html using async pipe, to check the userObservable</text:span></text:p>
      <text:p text:style-name="P10"><text:span text:style-name="T1"/></text:p>
      <text:p text:style-name="P18"><text:span text:style-name="T24">&lt;li </text:span><text:span text:style-name="T27">*ngIf=</text:span><text:span text:style-name="T30">"isLoggedOut$ | async"</text:span><text:span text:style-name="T24">&gt;</text:span></text:p>
      <text:p text:style-name="P24"><text:span text:style-name="T23"><text:s text:c="4"/></text:span><text:span text:style-name="T25">&lt;a </text:span><text:span text:style-name="T28">routerLink=</text:span><text:span text:style-name="T31">"/signup"</text:span><text:span text:style-name="T25">&gt;</text:span><text:span text:style-name="T10">Sign Up</text:span><text:span text:style-name="T25">&lt;/a&gt;</text:span></text:p>
      <text:p text:style-name="P27">&lt;/li&gt;</text:p>
      <text:p text:style-name="P25"><text:span text:style-name="T23">&lt;li </text:span><text:span text:style-name="T26">*ngIf=</text:span><text:span text:style-name="T29">"isLoggedOut$ | async"</text:span><text:span text:style-name="T23">&gt;</text:span></text:p>
      <text:p text:style-name="P24"><text:span text:style-name="T23"><text:s text:c="4"/></text:span><text:span text:style-name="T25">&lt;a </text:span><text:span text:style-name="T28">routerLink=</text:span><text:span text:style-name="T31">"/login"</text:span><text:span text:style-name="T25">&gt;</text:span><text:span text:style-name="T10">Login</text:span><text:span text:style-name="T25">&lt;/a&gt;</text:span></text:p>
      <text:p text:style-name="P27">&lt;/li&gt;</text:p>
      <text:p text:style-name="P25"><text:span text:style-name="T23">&lt;li </text:span><text:span text:style-name="T26">*ngIf=</text:span><text:span text:style-name="T29">"isLoggedIn$ | async"</text:span><text:span text:style-name="T23">&gt;</text:span></text:p>
      <text:p text:style-name="P24"><text:span text:style-name="T23"><text:s text:c="4"/></text:span><text:span text:style-name="T25">&lt;a&gt;</text:span><text:span text:style-name="T10">Logout</text:span><text:span text:style-name="T25">&lt;/a&gt;</text:span></text:p>
      <text:p text:style-name="P22">&lt;/li&gt;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6"><text:soft-page-break/>Session<text:span text:style-name="T32">_3_PasswordStorage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1"><text:span text:style-name="T1">1. Using PasswordValidator npm package (</text:span>server/password-validation.ts<text:span text:style-name="T1">)</text:span></text:p>
      <text:p text:style-name="P11"><text:span text:style-name="T1"/></text:p>
      <text:p text:style-name="P19"><text:span text:style-name="T8">import </text:span><text:span text:style-name="T1">* </text:span><text:span text:style-name="T8">as </text:span><text:span text:style-name="T1">passwordValidator </text:span><text:span text:style-name="T8">from </text:span><text:span text:style-name="T19">'password-validator'</text:span><text:span text:style-name="T9">;</text:span></text:p>
      <text:p text:style-name="P23">// Create a schema</text:p>
      <text:p text:style-name="P25"><text:span text:style-name="T5">const </text:span>schema = <text:span text:style-name="T5">new </text:span>passwordValidator()<text:span text:style-name="T4">;</text:span></text:p>
      <text:p text:style-name="P23">// Add properties to it</text:p>
      <text:p text:style-name="P25">schema</text:p>
      <text:p text:style-name="P24"><text:s text:c="4"/><text:span text:style-name="T10">.</text:span><text:span text:style-name="T12">is</text:span><text:span text:style-name="T10">().</text:span><text:span text:style-name="T15">min</text:span><text:span text:style-name="T10">(</text:span><text:span text:style-name="T21">10</text:span><text:span text:style-name="T10">) <text:s text:c="35"/></text:span><text:span text:style-name="T34">// Minimum length 10</text:span></text:p>
      <text:p text:style-name="P24"><text:span text:style-name="T33"><text:s text:c="4"/></text:span><text:span text:style-name="T10">.</text:span><text:span text:style-name="T15">has</text:span><text:span text:style-name="T10">().</text:span><text:span text:style-name="T12">uppercase</text:span><text:span text:style-name="T10">() <text:s text:c="29"/></text:span><text:span text:style-name="T34">// Must have uppercase letters</text:span></text:p>
      <text:p text:style-name="P24"><text:span text:style-name="T33"><text:s text:c="4"/></text:span><text:span text:style-name="T10">.</text:span><text:span text:style-name="T15">has</text:span><text:span text:style-name="T10">().lowercase() <text:s text:c="29"/></text:span><text:span text:style-name="T34">// Must have lowercase letters</text:span></text:p>
      <text:p text:style-name="P24"><text:span text:style-name="T33"><text:s text:c="4"/></text:span><text:span text:style-name="T10">.</text:span><text:span text:style-name="T15">has</text:span><text:span text:style-name="T10">().</text:span><text:span text:style-name="T12">digits</text:span><text:span text:style-name="T10">() <text:s text:c="32"/></text:span><text:span text:style-name="T34">// Must have digits</text:span></text:p>
      <text:p text:style-name="P24"><text:span text:style-name="T33"><text:s text:c="4"/></text:span><text:span text:style-name="T10">.</text:span><text:span text:style-name="T15">has</text:span><text:span text:style-name="T10">().not().spaces() <text:s text:c="26"/></text:span><text:span text:style-name="T34">// Should not have spaces</text:span></text:p>
      <text:p text:style-name="P24"><text:span text:style-name="T33"><text:s text:c="4"/></text:span><text:span text:style-name="T10">.</text:span><text:span text:style-name="T12">is</text:span><text:span text:style-name="T10">().not().oneOf([</text:span><text:span text:style-name="T18">'Passw0rd'</text:span><text:span text:style-name="T6">, </text:span><text:span text:style-name="T18">'Password123'</text:span><text:span text:style-name="T10">])</text:span><text:span text:style-name="T6">; </text:span><text:span text:style-name="T34">// Blacklist these values</text:span></text:p>
      <text:p text:style-name="P25"><text:span text:style-name="T5">export function </text:span><text:span text:style-name="T14">validatePassword</text:span>(password:<text:span text:style-name="T5">string</text:span>) {</text:p>
      <text:p text:style-name="P24"><text:s text:c="4"/><text:span text:style-name="T7">return </text:span><text:span text:style-name="T10">schema.validate(password</text:span><text:span text:style-name="T6">, </text:span><text:span text:style-name="T10">{</text:span><text:span text:style-name="T12">list</text:span><text:span text:style-name="T10">:</text:span><text:span text:style-name="T7">true</text:span><text:span text:style-name="T10">})</text:span><text:span text:style-name="T6">;</text:span></text:p>
      <text:p text:style-name="P21">}</text:p>
      <text:p text:style-name="P11"><text:span text:style-name="T1"/></text:p>
      <text:p text:style-name="P11"><text:span text:style-name="T1">2. Implementing newUserCreation (</text:span>server/create-user.ts<text:span text:style-name="T1">)</text:span></text:p>
      <text:p text:style-name="P11"><text:span text:style-name="T1">- basically we are using the argon2 package to hash a valid password</text:span></text:p>
      <text:p text:style-name="P11"><text:span text:style-name="T1"/></text:p>
      <text:p text:style-name="P19"><text:span text:style-name="T8">import </text:span><text:span text:style-name="T1">{Request</text:span><text:span text:style-name="T9">, </text:span><text:span text:style-name="T1">Response} </text:span><text:span text:style-name="T8">from </text:span><text:span text:style-name="T19">"express"</text:span><text:span text:style-name="T9">;</text:span></text:p>
      <text:p text:style-name="P25"><text:span text:style-name="T5">import </text:span>{db} <text:span text:style-name="T5">from </text:span><text:span text:style-name="T17">"./database"</text:span><text:span text:style-name="T4">;</text:span></text:p>
      <text:p text:style-name="P25"><text:span text:style-name="T5">import </text:span>{USERS} <text:span text:style-name="T5">from </text:span><text:span text:style-name="T17">"./database-data"</text:span><text:span text:style-name="T4">;</text:span></text:p>
      <text:p text:style-name="P25"><text:span text:style-name="T5">import </text:span>* <text:span text:style-name="T5">as </text:span>argon2 <text:span text:style-name="T5">from </text:span><text:span text:style-name="T17">'argon2'</text:span><text:span text:style-name="T4">;</text:span></text:p>
      <text:p text:style-name="P25"><text:span text:style-name="T5">import </text:span>{<text:span text:style-name="T14">validatePassword</text:span>} <text:span text:style-name="T5">from </text:span><text:span text:style-name="T17">"./password-validation"</text:span><text:span text:style-name="T4">;</text:span></text:p>
      <text:p text:style-name="P25"><text:span text:style-name="T5">export function </text:span><text:span text:style-name="T14">createUser</text:span>(req: Request<text:span text:style-name="T4">, </text:span>res:Response) {</text:p>
      <text:p text:style-name="P24"><text:s text:c="4"/><text:span text:style-name="T7">const </text:span><text:span text:style-name="T10">credentials = req.</text:span><text:span text:style-name="T12">body</text:span><text:span text:style-name="T6">;</text:span></text:p>
      <text:p text:style-name="P24"><text:span text:style-name="T4"><text:s text:c="4"/></text:span><text:span text:style-name="T7">const </text:span><text:span text:style-name="T10">errors = </text:span><text:span text:style-name="T15">validatePassword</text:span><text:span text:style-name="T10">(credentials.</text:span><text:span text:style-name="T12">password</text:span><text:span text:style-name="T10">)</text:span><text:span text:style-name="T6">;</text:span></text:p>
      <text:p text:style-name="P24"><text:span text:style-name="T4"><text:s text:c="4"/></text:span><text:span text:style-name="T7">if </text:span><text:span text:style-name="T10">(errors.</text:span><text:span text:style-name="T12">length </text:span><text:span text:style-name="T10">&gt; </text:span><text:span text:style-name="T21">0</text:span><text:span text:style-name="T10">) {</text:span></text:p>
      <text:p text:style-name="P24"><text:s text:c="8"/><text:span text:style-name="T10">res.</text:span><text:span text:style-name="T12">status</text:span><text:span text:style-name="T10">(</text:span><text:span text:style-name="T21">400</text:span><text:span text:style-name="T10">).</text:span><text:span text:style-name="T15">json</text:span><text:span text:style-name="T10">({errors})</text:span><text:span text:style-name="T6">;</text:span></text:p>
      <text:p text:style-name="P24"><text:span text:style-name="T4"><text:s text:c="4"/></text:span><text:span text:style-name="T10">}</text:span></text:p>
      <text:p text:style-name="P24"><text:s text:c="4"/><text:span text:style-name="T7">else </text:span><text:span text:style-name="T10">{</text:span></text:p>
      <text:p text:style-name="P24"><text:s text:c="8"/><text:span text:style-name="T10">argon2.</text:span><text:span text:style-name="T12">hash</text:span><text:span text:style-name="T10">(credentials.</text:span><text:span text:style-name="T12">password</text:span><text:span text:style-name="T10">)</text:span></text:p>
      <text:p text:style-name="P24"><text:s text:c="12"/><text:span text:style-name="T10">.</text:span><text:span text:style-name="T15">then</text:span><text:span text:style-name="T10">(passwordDigest =&gt; {</text:span></text:p>
      <text:p text:style-name="P24"><text:s text:c="16"/><text:span text:style-name="T7">const </text:span><text:span text:style-name="T10">user = db.</text:span><text:span text:style-name="T15">createUser</text:span><text:span text:style-name="T10">(credentials.</text:span><text:span text:style-name="T12">email</text:span><text:span text:style-name="T6">, </text:span><text:span text:style-name="T10">passwordDigest)</text:span><text:span text:style-name="T6">;</text:span></text:p>
      <text:p text:style-name="P24"><text:span text:style-name="T4"><text:s text:c="16"/></text:span><text:span text:style-name="T10">console.</text:span><text:span text:style-name="T15">log</text:span><text:span text:style-name="T10">(USERS)</text:span><text:span text:style-name="T6">;</text:span></text:p>
      <text:p text:style-name="P24"><text:span text:style-name="T4"><text:s text:c="16"/></text:span><text:span text:style-name="T10">res.</text:span><text:span text:style-name="T12">status</text:span><text:span text:style-name="T10">(</text:span><text:span text:style-name="T21">200</text:span><text:span text:style-name="T10">).</text:span><text:span text:style-name="T15">json</text:span><text:span text:style-name="T10">({</text:span><text:span text:style-name="T12">id</text:span><text:span text:style-name="T10">:user.</text:span><text:span text:style-name="T12">id</text:span><text:span text:style-name="T6">, </text:span><text:span text:style-name="T12">email</text:span><text:span text:style-name="T10">:user.</text:span><text:span text:style-name="T12">email</text:span><text:span text:style-name="T10">})</text:span><text:span text:style-name="T6">;</text:span></text:p>
      <text:p text:style-name="P24"><text:span text:style-name="T4"><text:s text:c="12"/></text:span><text:span text:style-name="T10">})</text:span><text:span text:style-name="T6">;</text:span></text:p>
      <text:p text:style-name="P24"><text:span text:style-name="T4"><text:s text:c="4"/></text:span><text:span text:style-name="T10">}</text:span></text:p>
      <text:p text:style-name="P21">}</text:p>
      <text:p text:style-name="P11"><text:span text:style-name="T1"/></text:p>
      <text:p text:style-name="P11"><text:span text:style-name="T1">And this is what we store in the inMemoryDatabase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3. If the password is not valid, or there is an error we send back a response status</text:span></text:p>
      <text:p text:style-name="P11"><text:span text:style-name="T1"/></text:p>
      <text:p text:style-name="P19"><text:span text:style-name="T8">if </text:span><text:span text:style-name="T1">(errors.</text:span><text:span text:style-name="T13">length </text:span><text:span text:style-name="T1">&gt; </text:span><text:span text:style-name="T22">0</text:span><text:span text:style-name="T1">) {</text:span></text:p>
      <text:p text:style-name="P24"><text:s text:c="4"/><text:span text:style-name="T10">res.</text:span><text:span text:style-name="T12">status</text:span><text:span text:style-name="T10">(</text:span><text:span text:style-name="T21">400</text:span><text:span text:style-name="T10">).</text:span><text:span text:style-name="T15">json</text:span><text:span text:style-name="T10">({errors})</text:span><text:span text:style-name="T6">;</text:span></text:p>
      <text:p text:style-name="P21">}</text:p>
      <text:p text:style-name="P11"><text:span text:style-name="T1"/></text:p>
      <text:p text:style-name="P11"><text:span text:style-name="T1">Which will be handled at the frontEnd:</text:span></text:p>
      <text:p text:style-name="P11"><text:span text:style-name="T1">(</text:span>signUpComponent.ts<text:span text:style-name="T1">)</text:span></text:p>
      <text:p text:style-name="P19"><text:span text:style-name="T1">.</text:span><text:span text:style-name="T16">subscribe</text:span><text:span text:style-name="T1">(</text:span></text:p>
      <text:p text:style-name="P24"><text:s text:c="4"/><text:span text:style-name="T10">() =&gt; console.</text:span><text:span text:style-name="T15">log</text:span><text:span text:style-name="T10">(</text:span><text:span text:style-name="T18">"User created successfully"</text:span><text:span text:style-name="T10">)</text:span><text:span text:style-name="T6">,</text:span></text:p>
      <text:p text:style-name="P24"><text:span text:style-name="T4"><text:s text:c="4"/></text:span><text:span text:style-name="T10">response =&gt; </text:span><text:span text:style-name="T7">this</text:span><text:span text:style-name="T10">.</text:span><text:span text:style-name="T12">errors </text:span><text:span text:style-name="T10">= response.</text:span><text:span text:style-name="T12">error</text:span><text:span text:style-name="T10">.</text:span><text:span text:style-name="T12">errors</text:span></text:p>
      <text:p text:style-name="P21">)<text:span text:style-name="T4">;</text:span></text:p>
      <text:p text:style-name="P11"><text:span text:style-name="T1"/></text:p>
      <text:p text:style-name="P11"><text:span text:style-name="T1">(</text:span>signup.component.html<text:span text:style-name="T1">)</text:span></text:p>
      <text:p text:style-name="P19"><text:span text:style-name="T24">&lt;div </text:span><text:span text:style-name="T27">class=</text:span><text:span text:style-name="T30">"messages messages-error" </text:span><text:span text:style-name="T27">*ngIf=</text:span><text:span text:style-name="T30">"errors?.length"</text:span><text:span text:style-name="T24">&gt;</text:span></text:p>
      <text:p text:style-name="P24"><text:span text:style-name="T23"><text:s text:c="4"/></text:span><text:span text:style-name="T25">&lt;div </text:span><text:span text:style-name="T28">class=</text:span><text:span text:style-name="T31">"messages-container"</text:span><text:span text:style-name="T25">&gt;</text:span></text:p>
      <text:p text:style-name="P24"><text:span text:style-name="T23"><text:s text:c="8"/></text:span><text:span text:style-name="T25">&lt;div </text:span><text:span text:style-name="T28">*ngFor=</text:span><text:span text:style-name="T31">"let error of errors"</text:span><text:span text:style-name="T25">&gt;</text:span><text:span text:style-name="T10">{{messagePerErrorCode[error]}}</text:span><text:span text:style-name="T25">&lt;/div&gt;</text:span></text:p>
      <text:p text:style-name="P26"><text:s text:c="4"/><text:span text:style-name="T10">&lt;/div&gt;</text:span></text:p>
      <text:p text:style-name="P22">&lt;/div&gt;</text:p>
      <text:p text:style-name="P12"><text:span text:style-name="T1"><text:tab/><text:tab/><text:tab/><text:tab/><text:tab/><text:tab/><text:tab/><text:tab/><text:tab/><text:tab/></text:span></text:p>
      <text:p text:style-name="P7"><text:span text:style-name="T36">Session_4_UserSessionManagement</text:span></text:p>
      <text:p text:style-name="P11"><text:span text:style-name="T1"/></text:p>
      <text:p text:style-name="P11"><text:span text:style-name="T1"/></text:p>
      <text:p text:style-name="P1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07:26:38.843042052</meta:creation-date>
    <dc:date>2018-08-09T09:15:23.802472521</dc:date>
    <meta:editing-duration>PT48M2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6" meta:paragraph-count="126" meta:word-count="552" meta:character-count="5260" meta:non-whitespace-character-count="4375"/>
  </office:meta>
</office:document-meta>
</file>